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3.593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321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Задание 6</text:p>
          </table:table-cell>
          <table:table-cell table:style-name="ce1" office:value-type="string" calcext:value-type="string" table:number-columns-spanned="3" table:number-rows-spanned="1">
            <text:p>GNU/Linux 6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S Microsoft 64</text:p>
          </table:table-cell>
          <table:covered-table-cell table:number-columns-repeated="2"/>
          <table:table-cell table:number-columns-repeated="10"/>
          <table:table-cell table:style-name="ce1" table:number-columns-spanned="3" table:number-rows-spanned="1"/>
          <table:covered-table-cell table:number-columns-repeated="2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x86-64 gcc 12.2</text:p>
          </table:table-cell>
          <table:table-cell office:value-type="string" calcext:value-type="string">
            <text:p>x86-64 clang 15.0.0</text:p>
          </table:table-cell>
          <table:table-cell office:value-type="string" calcext:value-type="string">
            <text:p>X86-64 icc 2021.7.1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Microsoft 64</text:p>
          </table:table-cell>
          <table:table-cell office:value-type="string" calcext:value-type="string">
            <text:p>Microsoft 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table:style-name="ce4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igned c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table:style-name="ce4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unsigned c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table:style-name="ce4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wchar_t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char_t*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signed shor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signed int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signed long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ng long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signed long long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ng double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ze_t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trdiff_t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id*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*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*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signed int*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9"/>
        </table:table-row>
        <table:table-row table:style-name="ro1" table:number-rows-repeated="12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Задание 8</text:p>
          </table:table-cell>
          <table:table-cell table:style-name="ce1" office:value-type="string" calcext:value-type="string" table:number-columns-spanned="3" table:number-rows-spanned="1">
            <text:p>GNU/Linux 6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S Microsoft 64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x86-64 gcc 12.2</text:p>
          </table:table-cell>
          <table:table-cell office:value-type="string" calcext:value-type="string">
            <text:p>x86-64 clang 15.0.0</text:p>
          </table:table-cell>
          <table:table-cell office:value-type="string" calcext:value-type="string">
            <text:p>X86-64 icc 2021.7.1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Microsoft 64</text:p>
          </table:table-cell>
          <table:table-cell office:value-type="string" calcext:value-type="string">
            <text:p>Microsoft 3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har bit jzyx</text:p>
          </table:table-cell>
          <table:table-cell table:style-name="ce2" office:value-type="string" calcext:value-type="string">
            <text:p>6A 7A 79 78 00 </text:p>
          </table:table-cell>
          <table:table-cell table:number-columns-repeated="2" table:style-name="ce2" office:value-type="string" calcext:value-type="string">
            <text:p>6A 7A 79 78 00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har ёяюэ</text:p>
          </table:table-cell>
          <table:table-cell table:style-name="ce2" office:value-type="string" calcext:value-type="string">
            <text:p>D1 91 D1 8F D1 </text:p>
          </table:table-cell>
          <table:table-cell table:number-columns-repeated="2" table:style-name="ce2" office:value-type="string" calcext:value-type="string">
            <text:p>D1 91 D1 8F D1</text:p>
          </table:table-cell>
          <table:table-cell table:style-name="ce3" table:number-columns-repeated="3"/>
          <table:table-cell table:number-columns-repeated="8"/>
        </table:table-row>
        <table:table-row table:style-name="ro2">
          <table:table-cell table:number-columns-repeated="8"/>
          <table:table-cell office:value-type="string" calcext:value-type="string">
            <text:p>wchar_t jzyx</text:p>
          </table:table-cell>
          <table:table-cell table:style-name="ce2" office:value-type="string" calcext:value-type="string">
            <text:p>6A 00 00 00</text:p>
            <text:p>7A 00 00 00</text:p>
            <text:p>79 00 00 00</text:p>
            <text:p>78 00 00 00</text:p>
            <text:p>00 00 00 00</text:p>
          </table:table-cell>
          <table:table-cell table:style-name="ce3" office:value-type="string" calcext:value-type="string">
            <text:p>6A 00 00 00 </text:p>
            <text:p>7A 00 00 00 </text:p>
            <text:p>79 00 00 00 </text:p>
            <text:p>78 00 00 00 </text:p>
            <text:p>00 00 00 00</text:p>
          </table:table-cell>
          <table:table-cell table:style-name="ce2" office:value-type="string" calcext:value-type="string">
            <text:p>6A 00 00 00 </text:p>
            <text:p>7A 00 00 00 </text:p>
            <text:p>79 00 00 00 </text:p>
            <text:p>78 00 00 00 </text:p>
            <text:p>00 00 00 00</text:p>
          </table:table-cell>
          <table:table-cell table:style-name="ce3" table:number-columns-repeated="3"/>
          <table:table-cell table:number-columns-repeated="8"/>
        </table:table-row>
        <table:table-row table:style-name="ro2">
          <table:table-cell table:number-columns-repeated="8"/>
          <table:table-cell office:value-type="string" calcext:value-type="string">
            <text:p>wchar_t ёяюэ</text:p>
          </table:table-cell>
          <table:table-cell table:style-name="ce2" office:value-type="string" calcext:value-type="string">
            <text:p>51 04 00 00 </text:p>
            <text:p>4F 04 00 00 </text:p>
            <text:p>4E 04 00 00 </text:p>
            <text:p>4D 04 00 00 </text:p>
            <text:p>00 00 00 00</text:p>
          </table:table-cell>
          <table:table-cell table:style-name="ce2" office:value-type="string" calcext:value-type="string">
            <text:p>51 04 00 00 </text:p>
            <text:p>4F 04 00 00 </text:p>
            <text:p>4E 04 00 00 </text:p>
            <text:p>4D 04 00 00 </text:p>
            <text:p>00 00 00 00</text:p>
          </table:table-cell>
          <table:table-cell table:style-name="ce2" office:value-type="string" calcext:value-type="string">
            <text:p>D1 00 00 00 </text:p>
            <text:p>91 00 00 00 </text:p>
            <text:p>D1 00 00 00 </text:p>
            <text:p>8F 00 00 00 </text:p>
            <text:p>D1 00 00 00</text:p>
          </table:table-cell>
          <table:table-cell table:style-name="ce3" table:number-columns-repeated="3"/>
          <table:table-cell table:number-columns-repeated="8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ce4"/>
        <table:table-column table:style-name="co1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Задание 7</text:p>
          </table:table-cell>
          <table:table-cell table:style-name="ce1" office:value-type="string" calcext:value-type="string" table:number-columns-spanned="3" table:number-rows-spanned="1">
            <text:p>GNU/Linux 6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S Microsoft 64</text:p>
          </table:table-cell>
          <table:covered-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86-64 gcc 12.2</text:p>
          </table:table-cell>
          <table:table-cell office:value-type="string" calcext:value-type="string">
            <text:p>x86-64 clang 15.0.0</text:p>
          </table:table-cell>
          <table:table-cell office:value-type="string" calcext:value-type="string">
            <text:p>X86-64 icc 2021.7.1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Microsoft 64</text:p>
          </table:table-cell>
          <table:table-cell office:value-type="string" calcext:value-type="string">
            <text:p>Microsoft 32</text:p>
          </table:table-cell>
        </table:table-row>
        <table:table-row table:style-name="ro1">
          <table:table-cell office:value-type="string" calcext:value-type="string">
            <text:p>int 0x99887766</text:p>
          </table:table-cell>
          <table:table-cell office:value-type="string" calcext:value-type="string" table:number-columns-spanned="3" table:number-rows-spanned="1">
            <text:p>66 77 88 99 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int[0x99887766,5,-5]</text:p>
          </table:table-cell>
          <table:table-cell office:value-type="string" calcext:value-type="string" table:number-columns-spanned="3" table:number-rows-spanned="1">
            <text:p>66 77 88 99 </text:p>
            <text:p>05 00 00 00 </text:p>
            <text:p>FB FF FF FF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ouble 5.0</text:p>
          </table:table-cell>
          <table:table-cell office:value-type="string" calcext:value-type="string" table:number-columns-spanned="3" table:number-rows-spanned="1">
            <text:p>00 00 00 00 00 00 14 C0</text:p>
          </table:table-cell>
          <table:covered-table-cell table:number-columns-repeated="2"/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Задание 8</text:p>
          </table:table-cell>
          <table:table-cell table:style-name="ce1" office:value-type="string" calcext:value-type="string" table:number-columns-spanned="3" table:number-rows-spanned="1">
            <text:p>GNU/Linux 64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MS Microsoft 64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office:value-type="string" calcext:value-type="string">
            <text:p>x86-64 gcc 12.2</text:p>
          </table:table-cell>
          <table:table-cell table:style-name="Default" office:value-type="string" calcext:value-type="string">
            <text:p>x86-64 clang 15.0.0</text:p>
          </table:table-cell>
          <table:table-cell table:style-name="Default" office:value-type="string" calcext:value-type="string">
            <text:p>X86-64 icc 2021.7.1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Microsoft 64</text:p>
          </table:table-cell>
          <table:table-cell table:style-name="Default" office:value-type="string" calcext:value-type="string">
            <text:p>Microsoft 32</text:p>
          </table:table-cell>
        </table:table-row>
        <table:table-row table:style-name="ro4">
          <table:table-cell office:value-type="string" calcext:value-type="string">
            <text:p>char bit jzyx</text:p>
          </table:table-cell>
          <table:table-cell office:value-type="string" calcext:value-type="string">
            <text:p>6A 7A 79 78 00 </text:p>
          </table:table-cell>
          <table:table-cell table:number-columns-repeated="2" office:value-type="string" calcext:value-type="string">
            <text:p>6A 7A 79 78 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har ёяюэ</text:p>
          </table:table-cell>
          <table:table-cell office:value-type="string" calcext:value-type="string">
            <text:p>D1 91 D1 8F D1 </text:p>
          </table:table-cell>
          <table:table-cell table:number-columns-repeated="2" office:value-type="string" calcext:value-type="string">
            <text:p>D1 91 D1 8F D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wchar_t jzyx</text:p>
          </table:table-cell>
          <table:table-cell office:value-type="string" calcext:value-type="string">
            <text:p>6A 00 00 00</text:p>
            <text:p>7A 00 00 00</text:p>
            <text:p>79 00 00 00</text:p>
            <text:p>78 00 00 00</text:p>
            <text:p>00 00 00 00</text:p>
          </table:table-cell>
          <table:table-cell table:style-name="ce3" office:value-type="string" calcext:value-type="string">
            <text:p>6A 00 00 00 </text:p>
            <text:p>7A 00 00 00 </text:p>
            <text:p>79 00 00 00 </text:p>
            <text:p>78 00 00 00 </text:p>
            <text:p>00 00 00 00</text:p>
          </table:table-cell>
          <table:table-cell office:value-type="string" calcext:value-type="string">
            <text:p>6A 00 00 00 </text:p>
            <text:p>7A 00 00 00 </text:p>
            <text:p>79 00 00 00 </text:p>
            <text:p>78 00 00 00 </text:p>
            <text:p>00 00 00 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wchar_t ёяюэ</text:p>
          </table:table-cell>
          <table:table-cell office:value-type="string" calcext:value-type="string">
            <text:p>51 04 00 00 </text:p>
            <text:p>4F 04 00 00 </text:p>
            <text:p>4E 04 00 00 </text:p>
            <text:p>4D 04 00 00 </text:p>
            <text:p>00 00 00 00</text:p>
          </table:table-cell>
          <table:table-cell office:value-type="string" calcext:value-type="string">
            <text:p>51 04 00 00 </text:p>
            <text:p>4F 04 00 00 </text:p>
            <text:p>4E 04 00 00 </text:p>
            <text:p>4D 04 00 00 </text:p>
            <text:p>00 00 00 00</text:p>
          </table:table-cell>
          <table:table-cell office:value-type="string" calcext:value-type="string">
            <text:p>D1 00 00 00 </text:p>
            <text:p>91 00 00 00 </text:p>
            <text:p>D1 00 00 00 </text:p>
            <text:p>8F 00 00 00 </text:p>
            <text:p>D1 00 00 00</text:p>
          </table:table-cell>
          <table:table-cell table:number-columns-repeated="3"/>
        </table:table-row>
      </table:table>
      <table:table table:name="Sheet4" table:style-name="ta1">
        <table:table-column table:style-name="co1" table:default-cell-style-name="Accent_20_3"/>
        <table:table-column table:style-name="co1" table:default-cell-style-name="ce3"/>
        <table:table-column table:style-name="co17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 table:number-columns-spanned="5" table:number-rows-spanned="1">
            <text:p>Задание 3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Default"/>
          <table:table-cell table:style-name="Accent_20_2" office:value-type="string" calcext:value-type="string">
            <text:p>ui16 hex</text:p>
          </table:table-cell>
          <table:table-cell table:style-name="Accent_20_2" office:value-type="string" calcext:value-type="string">
            <text:p>ui16 bin</text:p>
          </table:table-cell>
          <table:table-cell table:style-name="Accent_20_2" office:value-type="string" calcext:value-type="string">
            <text:p>ui16 dec</text:p>
          </table:table-cell>
          <table:table-cell table:style-name="Accent_20_2" office:value-type="string" calcext:value-type="string">
            <text:p>i16 dec</text:p>
          </table:table-cell>
        </table:table-row>
        <table:table-row table:style-name="ro1">
          <table:table-cell office:value-type="string" calcext:value-type="string">
            <text:p>min ui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00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ui16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1111111111111111</text:p>
          </table:table-cell>
          <table:table-cell office:value-type="float" office:value="65535" calcext:value-type="float">
            <text:p>655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in i16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1000000000000000</text:p>
          </table:table-cell>
          <table:table-cell office:value-type="float" office:value="32768" calcext:value-type="float">
            <text:p>32768</text:p>
          </table:table-cell>
          <table:table-cell office:value-type="float" office:value="-32768" calcext:value-type="float">
            <text:p>-32768</text:p>
          </table:table-cell>
        </table:table-row>
        <table:table-row table:style-name="ro1">
          <table:table-cell office:value-type="string" calcext:value-type="string">
            <text:p>max i16</text:p>
          </table:table-cell>
          <table:table-cell office:value-type="string" calcext:value-type="string">
            <text:p>7fff</text:p>
          </table:table-cell>
          <table:table-cell office:value-type="string" calcext:value-type="string">
            <text:p>0111111111111111</text:p>
          </table:table-cell>
          <table:table-cell table:number-columns-repeated="2"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i16 Y=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00000000000010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16 Z=-5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1111111111111011</text:p>
          </table:table-cell>
          <table:table-cell office:value-type="float" office:value="65531" calcext:value-type="float">
            <text:p>65531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2:38:58.714557810</meta:creation-date>
    <dc:date>2023-03-04T01:44:47.695630197</dc:date>
    <meta:editing-duration>PT1H53M4S</meta:editing-duration>
    <meta:editing-cycles>7</meta:editing-cycles>
    <meta:generator>LibreOffice/7.3.7.2$Linux_X86_64 LibreOffice_project/30$Build-2</meta:generator>
    <meta:document-statistic meta:table-count="4" meta:cell-count="197" meta:object-count="0"/>
  </office:meta>
</office:document-meta>
</file>